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Envy Code R VS" fo:font-size="10pt" fo:language="es" fo:country="ES"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P2" style:family="paragraph" style:parent-style-name="Standard">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3" style:family="paragraph" style:parent-style-name="Standard" style:list-style-name="L1">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4" style:family="paragraph" style:parent-style-name="Standard" style:list-style-name="L2">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5" style:family="paragraph" style:parent-style-name="Standard" style:list-style-name="L3">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6" style:family="paragraph" style:parent-style-name="Standard" style:list-style-name="L4">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7" style:family="paragraph" style:parent-style-name="Standard">
      <style:text-properties fo:language="es" fo:country="ES" style:language-asian="zxx" style:country-asian="none" style:language-complex="zxx" style:country-complex="none"/>
    </style:style>
    <style:style style:name="P8" style:family="paragraph" style:parent-style-name="Standard">
      <style:paragraph-properties fo:background-color="#000000">
        <style:background-image/>
      </style:paragraph-properties>
      <style:text-properties fo:font-size="10pt" fo:language="es" fo:country="ES" style:font-size-asian="10pt" style:language-asian="zxx" style:country-asian="none" style:font-size-complex="10pt" style:language-complex="zxx" style:country-complex="none"/>
    </style:style>
    <style:style style:name="P9" style:family="paragraph" style:parent-style-name="Standard">
      <style:paragraph-properties fo:background-color="#000000" style:text-autospace="none">
        <style:background-image/>
      </style:paragraph-properties>
      <style:text-properties fo:font-size="10pt" fo:language="es" fo:country="ES" style:font-size-asian="10pt" style:language-asian="zxx" style:country-asian="none" style:font-size-complex="10pt" style:language-complex="zxx" style:country-complex="none"/>
    </style:style>
    <style:style style:name="P10" style:family="paragraph" style:parent-style-name="Standard">
      <style:paragraph-properties fo:background-color="#000000">
        <style:background-image/>
      </style:paragraph-properties>
      <style:text-properties fo:color="#e8f3f6"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11" style:family="paragraph" style:parent-style-name="Standard">
      <style:paragraph-properties fo:background-color="#000000" style:text-autospace="none">
        <style:background-image/>
      </style:paragraph-properties>
      <style:text-properties fo:color="#e8f3f6" style:font-name="Consolas" fo:font-size="10pt" fo:language="es" fo:country="ES" style:font-name-asian="Consolas" style:font-size-asian="10pt" style:language-asian="zxx" style:country-asian="none" style:font-name-complex="Consolas" style:font-size-complex="10pt" style:language-complex="zxx" style:country-complex="none"/>
    </style:style>
    <style:style style:name="P12" style:family="paragraph" style:parent-style-name="Standard">
      <style:paragraph-properties fo:background-color="#000000" style:text-autospace="none">
        <style:background-image/>
      </style:paragraph-properties>
      <style:text-properties fo:color="#e8f3f6" style:font-name="Consolas" fo:font-size="10pt" fo:language="es" fo:country="ES" fo:font-weight="normal" style:font-name-asian="Consolas" style:font-size-asian="10pt" style:language-asian="zxx" style:country-asian="none" style:font-weight-asian="normal" style:font-name-complex="Consolas" style:font-size-complex="10pt" style:language-complex="zxx" style:country-complex="none" style:font-weight-complex="normal"/>
    </style:style>
    <style:style style:name="P13" style:family="paragraph" style:parent-style-name="Standard">
      <style:paragraph-properties fo:background-color="#000000">
        <style:background-image/>
      </style:paragraph-properties>
      <style:text-properties style:font-name="Envy Code R VS" fo:font-size="10pt" fo:language="es" fo:country="ES" style:font-size-asian="10pt" style:language-asian="zxx" style:country-asian="none" style:font-size-complex="10pt" style:language-complex="zxx" style:country-complex="none"/>
    </style:style>
    <style:style style:name="P14" style:family="paragraph" style:parent-style-name="Standard">
      <style:paragraph-properties fo:background-color="#000000">
        <style:background-image/>
      </style:paragraph-properties>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5" style:family="paragraph" style:parent-style-name="Standard">
      <style:paragraph-properties fo:background-color="#000000" style:text-autospace="none">
        <style:background-image/>
      </style:paragraph-properties>
      <style:text-properties style:font-name="Envy Code R VS" fo:font-size="10pt" fo:language="es" fo:country="ES" fo:font-style="normal" style:text-underline-style="none" style:font-size-asian="10pt" style:language-asian="zxx" style:country-asian="none" style:font-style-asian="normal" style:font-size-complex="10pt" style:language-complex="zxx" style:country-complex="none" style:font-style-complex="normal"/>
    </style:style>
    <style:style style:name="P16" style:family="paragraph" style:parent-style-name="Standard">
      <style:paragraph-properties fo:background-color="#000000">
        <style:background-image/>
      </style:paragraph-properties>
      <style:text-properties fo:color="#8ac6f2" style:font-name="Consolas" fo:font-size="9.5pt" fo:language="es" fo:country="ES"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7" style:family="paragraph" style:parent-style-name="Standard">
      <style:paragraph-properties fo:background-color="#000000" style:text-autospace="none">
        <style:background-image/>
      </style:paragraph-properties>
      <style:text-properties fo:color="#8ac6f2" style:font-name="Consolas" fo:font-size="9.5pt" fo:language="es" fo:country="ES" fo:font-style="normal" style:text-underline-style="none" style:font-name-asian="Consolas" style:font-size-asian="9.5pt" style:language-asian="zxx" style:country-asian="none" style:font-style-asian="normal" style:font-name-complex="Consolas" style:font-size-complex="9.5pt" style:language-complex="zxx" style:country-complex="none" style:font-style-complex="normal"/>
    </style:style>
    <style:style style:name="P18" style:family="paragraph" style:parent-style-name="Standard">
      <style:paragraph-properties fo:background-color="#000000" style:text-autospace="none">
        <style:background-image/>
      </style:paragraph-properties>
      <style:text-properties fo:color="#8ac6f2" style:font-name="Consolas" fo:font-size="9.5pt" fo:language="es" fo:country="ES" style:font-name-asian="Consolas" style:font-size-asian="9.5pt" style:language-asian="zxx" style:country-asian="none" style:font-name-complex="Consolas" style:font-size-complex="9.5pt" style:language-complex="zxx" style:country-complex="none"/>
    </style:style>
    <style:style style:name="T1" style:family="text">
      <style:text-properties style:text-underline-style="none"/>
    </style:style>
    <style:style style:name="T2" style:family="text">
      <style:text-properties style:font-name="Envy Code R VS" fo:font-size="10pt" fo:language="zxx" fo:country="none" fo:font-style="normal" style:text-underline-style="none" style:font-size-asian="10pt" style:language-asian="zxx" style:country-asian="none" style:font-style-asian="normal" style:font-size-complex="10pt" style:language-complex="zxx" style:country-complex="none" style:font-style-complex="normal"/>
    </style:style>
    <style:style style:name="T3" style:family="text">
      <style:text-properties style:font-name="Envy Code R VS" fo:font-size="10pt" fo:language="zxx" fo:country="none" fo:font-style="normal" style:text-underline-style="solid" style:text-underline-width="auto" style:text-underline-color="font-color" style:font-size-asian="10pt" style:language-asian="zxx" style:country-asian="none" style:font-style-asian="normal" style:font-size-complex="10pt" style:language-complex="zxx" style:country-complex="none" style:font-style-complex="normal"/>
    </style:style>
    <style:style style:name="T4" style:family="text">
      <style:text-properties style:font-name="Envy Code R VS" fo:font-size="10pt" fo:font-style="normal" style:text-underline-style="solid" style:text-underline-width="auto" style:text-underline-color="font-color" style:font-size-asian="10pt" style:font-style-asian="normal" style:font-size-complex="10pt" style:font-style-complex="normal"/>
    </style:style>
    <style:style style:name="T5" style:family="text">
      <style:text-properties style:font-name="Envy Code R VS" fo:font-size="10pt" fo:font-style="normal" style:text-underline-style="none" style:font-size-asian="10pt" style:font-style-asian="normal" style:font-size-complex="10pt" style:font-style-complex="normal"/>
    </style:style>
    <style:style style:name="T6" style:family="text">
      <style:text-properties fo:color="#8ac6f2"/>
    </style:style>
    <style:style style:name="T7" style:family="text">
      <style:text-properties fo:color="#8ac6f2" style:font-name="Consolas" style:font-name-asian="Consolas" style:font-name-complex="Consolas"/>
    </style:style>
    <style:style style:name="T8" style:family="text">
      <style:text-properties fo:color="#8ac6f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9" style:family="text">
      <style:text-properties fo:color="#8ac6f2" style:font-name="Consolas" fo:font-weight="normal" style:font-name-asian="Consolas" style:font-weight-asian="normal" style:font-name-complex="Consolas" style:font-weight-complex="normal"/>
    </style:style>
    <style:style style:name="T10" style:family="text">
      <style:text-properties fo:color="#8ac6f2" style:font-name="Consolas" fo:font-style="normal" style:text-underline-style="none" style:font-name-asian="Consolas" style:font-style-asian="normal" style:font-name-complex="Consolas" style:font-style-complex="normal"/>
    </style:style>
    <style:style style:name="T11" style:family="text">
      <style:text-properties fo:color="#e8f3f6" style:font-name="Consolas" style:font-name-asian="Consolas" style:font-name-complex="Consolas"/>
    </style:style>
    <style:style style:name="T12" style:family="text">
      <style:text-properties fo:color="#e8f3f6" style:font-name="Consolas" fo:font-weight="normal" style:font-name-asian="Consolas" style:font-weight-asian="normal" style:font-name-complex="Consolas" style:font-weight-complex="normal"/>
    </style:style>
    <style:style style:name="T13" style:family="text">
      <style:text-properties fo:color="#e8f3f6"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4" style:family="text">
      <style:text-properties fo:color="#e8f3f6" style:font-name="Consolas" fo:font-style="normal" style:text-underline-style="none" style:font-name-asian="Consolas" style:font-style-asian="normal" style:font-name-complex="Consolas" style:font-style-complex="normal"/>
    </style:style>
    <style:style style:name="T15" style:family="text">
      <style:text-properties fo:color="#e5786d"/>
    </style:style>
    <style:style style:name="T16" style:family="text">
      <style:text-properties fo:color="#e5786d" style:font-name="Consolas" style:font-name-asian="Consolas" style:font-name-complex="Consolas"/>
    </style:style>
    <style:style style:name="T17" style:family="text">
      <style:text-properties fo:color="#e5786d"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18" style:family="text">
      <style:text-properties fo:color="#e5786d" style:font-name="Consolas" fo:font-weight="normal" style:font-name-asian="Consolas" style:font-weight-asian="normal" style:font-name-complex="Consolas" style:font-weight-complex="normal"/>
    </style:style>
    <style:style style:name="T19" style:family="text">
      <style:text-properties fo:color="#e5786d" style:font-name="Consolas" fo:font-style="normal" style:text-underline-style="none" style:font-name-asian="Consolas" style:font-style-asian="normal" style:font-name-complex="Consolas" style:font-style-complex="normal"/>
    </style:style>
    <style:style style:name="T20" style:family="text">
      <style:text-properties fo:color="#cae682"/>
    </style:style>
    <style:style style:name="T21" style:family="text">
      <style:text-properties fo:color="#cae682" style:font-name="Consolas" style:font-name-asian="Consolas" style:font-name-complex="Consolas"/>
    </style:style>
    <style:style style:name="T22" style:family="text">
      <style:text-properties fo:color="#cae682"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3" style:family="text">
      <style:text-properties fo:color="#cae682" style:font-name="Consolas" fo:font-style="normal" style:text-underline-style="none" style:font-name-asian="Consolas" style:font-style-asian="normal" style:font-name-complex="Consolas" style:font-style-complex="normal"/>
    </style:style>
    <style:style style:name="T24" style:family="text">
      <style:text-properties fo:color="#00008b" style:font-name="Consolas" fo:font-weight="bold" style:font-name-asian="Consolas" style:font-weight-asian="bold" style:font-name-complex="Consolas" style:font-weight-complex="bold"/>
    </style:style>
    <style:style style:name="T25" style:family="text">
      <style:text-properties fo:color="#ff0000" style:font-name="Consolas" style:font-name-asian="Consolas" style:font-name-complex="Consolas"/>
    </style:style>
    <style:style style:name="T26" style:family="text">
      <style:text-properties fo:color="#ff0000" style:font-name="Consolas" fo:language="zxx" fo:country="none" fo:font-style="normal" style:text-underline-style="none" style:font-name-asian="Consolas" style:language-asian="zxx" style:country-asian="none" style:font-style-asian="normal" style:font-name-complex="Consolas" style:language-complex="zxx" style:country-complex="none" style:font-style-complex="normal"/>
    </style:style>
    <style:style style:name="T27" style:family="text">
      <style:text-properties fo:color="#ff0000" style:font-name="Consolas" fo:font-style="normal" style:text-underline-style="none" style:font-name-asian="Consolas" style:font-style-asian="normal" style:font-name-complex="Consolas" style:font-style-complex="normal"/>
    </style:style>
    <style:style style:name="T28" style:family="text">
      <style:text-properties style:text-underline-style="solid" style:text-underline-width="auto" style:text-underline-color="font-color"/>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DD VALUE OBJECT RouteStatus<text:span text:style-name="T1">:</text:span></text:p>
      <text:p text:style-name="P2"/>
      <text:p text:style-name="P2"><text:span text:style-name="T28">Análisis Previo</text:span>:</text:p>
      <text:p text:style-name="P2"/>
      <text:p text:style-name="P2">Ya hemos comentado con anterioridad que no nos gustaba demasiado la idea de usar objetos de tipo enum, siempre y cuando pudiésemos usar clases.</text:p>
      <text:p text:style-name="P2"/>
      <text:p text:style-name="P2">También sugerimos una solución para este problema, y dejamos la puerta abierta a algún tipo de mejora que nos pudiese permitir diseñar este tipo de objetos usando BDD, aunque tengamos que tener presente en todo momento, la particularidad de este tipo de objetos.</text:p>
      <text:p text:style-name="P2"/>
      <text:p text:style-name="P2">Pues esa es precisamente la tarea a la que se enfrentara este capitulo. A través del desarrollo del DDD_Value_Object RouteStatus intentaremos poner en uso todo lo aprendido hasta ahora.</text:p>
      <text:p text:style-name="P2"/>
      <text:p text:style-name="P2">La idea es tratar a este DDD_Value_Object, de la misma forma que trataríamos a cualquier otro DDD_Value_Object, a saber:</text:p>
      <text:p text:style-name="P2"/>
      <text:list xml:id="list29329972" text:style-name="L1">
        <text:list-item>
          <text:p text:style-name="P3">Implementar la interface IValueObject&lt;T&gt;.</text:p>
        </text:list-item>
        <text:list-item>
          <text:p text:style-name="P3">Implementar el método has_the_same_value_as().</text:p>
        </text:list-item>
      </text:list>
      <text:p text:style-name="P2"/>
      <text:p text:style-name="P2">Para ello, debemos tener en cuenta los requisitos. RouteStatus puede tomar tres valores:</text:p>
      <text:p text:style-name="P2"/>
      <text:list xml:id="list29331037" text:style-name="L2">
        <text:list-item>
          <text:p text:style-name="P4">NOT_ROUTED.</text:p>
        </text:list-item>
        <text:list-item>
          <text:p text:style-name="P4">ROUTED.</text:p>
        </text:list-item>
        <text:list-item>
          <text:p text:style-name="P4">MISROUTED.</text:p>
        </text:list-item>
      </text:list>
      <text:p text:style-name="P2"/>
      <text:p text:style-name="P2">Valores utilizados únicamente por el DDD_Value_Object IDelivery (todavía no hemos desarrollado su implementación, Delivery), al menos, esa es nuestra idea inicial.</text:p>
      <text:p text:style-name="P2"/>
      <text:p text:style-name="P2">Con esta información deberíamos tener suficiente para empezar con el código</text:p>
      <text:p text:style-name="P2"/>
      <text:p text:style-name="P7"><text:span text:style-name="T4">RouteStatusSpecs - concern_for_route_status</text:span><text:span text:style-name="T5">:</text:span></text:p>
      <text:p text:style-name="P2"/>
      <text:p text:style-name="P2">Como siempre empezamos con la clase base abstracta que nos permitirá canalizar el uso de Observes.</text:p>
      <text:p text:style-name="P2"/>
      <text:p text:style-name="P2">Dentro de Machine.Specifications.DevelopWithPassion.Rhino, podemos encontrarnos, entre <text:s text:c="2"/>otros con los siguientes métodos:</text:p>
      <text:p text:style-name="P2"/>
      <text:p text:style-name="P8"><text:span text:style-name="T10">public</text:span><text:span text:style-name="T14"> </text:span><text:span text:style-name="T10">class</text:span><text:span text:style-name="T14"> </text:span><text:span text:style-name="T23">Observes</text:span><text:span text:style-name="T14">&lt;ClassUnderTest&gt; : </text:span><text:span text:style-name="T23">Observes</text:span><text:span text:style-name="T14">&lt;ClassUnderTest,ClassUnderTest&gt;</text:span></text:p>
      <text:p text:style-name="P2"/>
      <text:p text:style-name="P2">Que no hemos usado hasta ahora, ya que siempre nos hemos decantado por la versión que incluye no solo la "ClassUnderTest", sino también el "Contract":</text:p>
      <text:p text:style-name="P2"/>
      <text:p text:style-name="P8"><text:span text:style-name="T10">public</text:span><text:span text:style-name="T14"> </text:span><text:span text:style-name="T10">class</text:span><text:span text:style-name="T14"> </text:span><text:span text:style-name="T23">Observes</text:span><text:span text:style-name="T14">&lt;Contract,ClassUnderTest&gt; :</text:span></text:p>
      <text:p text:style-name="P8"><text:span text:style-name="T14"><text:s text:c="13"/></text:span><text:span text:style-name="T23">InstanceObservations</text:span><text:span text:style-name="T14">&lt;Contract,ClassUnderTest,</text:span><text:span text:style-name="T23">RhinoMocksMockFactory</text:span><text:span text:style-name="T14">&gt;</text:span></text:p>
      <text:p text:style-name="P8"><text:span text:style-name="T14"><text:s text:c="13"/></text:span><text:span text:style-name="T7">where</text:span><text:span text:style-name="T11"> ClassUnderTest : Contract </text:span></text:p>
      <text:p text:style-name="P2"/>
      <text:p text:style-name="P2">Y que obliga a que el "Contract" este implementado por la "ClassUnderTest".</text:p>
      <text:p text:style-name="P2"/>
      <text:p text:style-name="P2">Esto es lo que hay cuando vemos detrás de la cortina del número de magia que parece ser SUT (System Under Test).</text:p>
      <text:p text:style-name="P2"/>
      <text:p text:style-name="P2">Una vez aclarado esto (se supone que si has llegado hasta aquí, ya habrás obtenido la suficiente experiencia y soltura como para soportar, y deseamos tambien que apreciar, un poco de conocimiento mas profundo del porque de las cosas), vamos con nuestra tarea:</text:p>
      <text:p text:style-name="P2"/>
      <text:p text:style-name="P8"><text:span text:style-name="T10">namespace</text:span><text:span text:style-name="T14"> dddsample.specs.domain.model.cargo.aggregate</text:span></text:p>
      <text:p text:style-name="P11">{</text:p>
      <text:p text:style-name="P9"><text:span text:style-name="T11"><text:s text:c="4"/></text:span><text:span text:style-name="T7">public</text:span><text:span text:style-name="T11"> </text:span><text:span text:style-name="T7">abstract</text:span><text:span text:style-name="T11"> </text:span><text:span text:style-name="T7">class</text:span><text:span text:style-name="T11"> </text:span><text:span text:style-name="T21">concern_for_route_status</text:span><text:span text:style-name="T11"> : </text:span></text:p>
      <text:p text:style-name="P9"><text:span text:style-name="T11"><text:s text:c="26"/></text:span><text:span text:style-name="T21">Observes</text:span><text:span text:style-name="T11">&lt;</text:span><text:span text:style-name="T25">IRouteStatus</text:span><text:span text:style-name="T11">, </text:span><text:span text:style-name="T25">RouteStatus</text:span><text:span text:style-name="T11">&gt; {}</text:span></text:p>
      <text:p text:style-name="P11"><text:soft-page-break/>}</text:p>
      <text:p text:style-name="P2"/>
      <text:p text:style-name="P2">Que nos va a obligar a definir tanto el "Contract" como la "ClassUnderTest":</text:p>
      <text:p text:style-name="P2"/>
      <text:p text:style-name="P13"><text:span text:style-name="T10">public</text:span><text:span text:style-name="T14"> </text:span><text:span text:style-name="T10">class</text:span><text:span text:style-name="T14"> </text:span><text:span text:style-name="T23">RouteStatus</text:span><text:span text:style-name="T14"> : </text:span><text:span text:style-name="T19">IRouteStatus</text:span><text:span text:style-name="T11"> {}</text:span></text:p>
      <text:p text:style-name="P9"><text:span text:style-name="T7">public</text:span><text:span text:style-name="T11"> </text:span><text:span text:style-name="T7">interface</text:span><text:span text:style-name="T11"> </text:span><text:span text:style-name="T16">IRouteStatus </text:span><text:span text:style-name="T11">{}</text:span></text:p>
      <text:p text:style-name="P2"/>
      <text:p text:style-name="P2">Y aquí vamos a tomar nuestra primera decisión en cuanto al diseño de IRouteStatus, y es que, tal y como adelantábamos en el análisis previo, pretendemos tratar a IRouteStatus como un un ciudadano de primera clase de la Villa DDD_Value_Object. Así que para poder decir con propiedad aquello de DDD_Value_Object IRouteStatus:</text:p>
      <text:p text:style-name="P2"/>
      <text:p text:style-name="P14"><text:span text:style-name="T7">public</text:span><text:span text:style-name="T11"> </text:span><text:span text:style-name="T7">interface</text:span><text:span text:style-name="T11"> </text:span><text:span text:style-name="T16">IRouteStatus</text:span><text:span text:style-name="T11"> : </text:span><text:span text:style-name="T16">IValueObject</text:span><text:span text:style-name="T11">&lt;</text:span><text:span text:style-name="T16">IRouteStatus</text:span><text:span text:style-name="T11">&gt;</text:span><text:span text:style-name="T16"> </text:span><text:span text:style-name="T11">{}</text:span></text:p>
      <text:p text:style-name="P2"/>
      <text:p text:style-name="P2">Y esto nos obliga a implementar el método has_the_same_value_as() en RouteStatus:</text:p>
      <text:p text:style-name="P2"/>
      <text:p text:style-name="P14"><text:span text:style-name="T7">public</text:span><text:span text:style-name="T11"> </text:span><text:span text:style-name="T7">class</text:span><text:span text:style-name="T11"> </text:span><text:span text:style-name="T21">RouteStatus</text:span><text:span text:style-name="T11"> : </text:span><text:span text:style-name="T16">IRouteStatus</text:span></text:p>
      <text:p text:style-name="P11">{</text:p>
      <text:p text:style-name="P9"><text:span text:style-name="T11"><text:s text:c="4"/></text:span><text:span text:style-name="T7">public</text:span><text:span text:style-name="T11"> </text:span><text:span text:style-name="T7">bool</text:span><text:span text:style-name="T11"> has_the_same_value_as(</text:span><text:span text:style-name="T16">IRouteStatus</text:span><text:span text:style-name="T11"> the_other_value_object)</text:span></text:p>
      <text:p text:style-name="P11"><text:s text:c="4"/>{</text:p>
      <text:p text:style-name="P9"><text:span text:style-name="T11"><text:s text:c="8"/></text:span><text:span text:style-name="T7">throw</text:span><text:span text:style-name="T11"> </text:span><text:span text:style-name="T7">new</text:span><text:span text:style-name="T11"> </text:span><text:span text:style-name="T24">NotImplementedException</text:span><text:span text:style-name="T12">();</text:span></text:p>
      <text:p text:style-name="P12"><text:s text:c="4"/>}</text:p>
      <text:p text:style-name="P12">}</text:p>
      <text:p text:style-name="P2"/>
      <text:p text:style-name="P2">Ya tenemos todos los elementos y obligaciones necesarios para poder empezar a desarrollar nuestras BDD_Specs.</text:p>
      <text:p text:style-name="P2"/>
      <text:p text:style-name="P2"><text:span text:style-name="T28">RouteStatusSpecs – When asked about the misrouted value</text:span>:</text:p>
      <text:p text:style-name="P2"/>
      <text:p text:style-name="P2">Esta seria la primera BDD_Spec, que ademas creemos que ya revela por donde vamos a movernos:</text:p>
      <text:p text:style-name="P2"/>
      <text:p text:style-name="P16">When asked about the misrouted value</text:p>
      <text:p text:style-name="P18">» It should return the misrouted display name.</text:p>
      <text:p text:style-name="P2"/>
      <text:p text:style-name="P2">Por lo tanto, parece que cada uno de los valores que puede tomar RouteStatus, va a poder devolvernos cual es su valor.</text:p>
      <text:p text:style-name="P2"/>
      <text:p text:style-name="P2">Vamos con el Context/Specification en código</text:p>
      <text:p text:style-name="P2"/>
      <text:p text:style-name="P2">Primero el Context:</text:p>
      <text:p text:style-name="P2"/>
      <text:p text:style-name="P14"><text:span text:style-name="T7">public</text:span><text:span text:style-name="T11"> </text:span><text:span text:style-name="T7">class</text:span><text:span text:style-name="T11"> </text:span><text:span text:style-name="T21">when_asked_about_the_misrouted_value</text:span><text:span text:style-name="T11"> : </text:span><text:span text:style-name="T21">concern_for_route_status</text:span></text:p>
      <text:p text:style-name="P2"/>
      <text:p text:style-name="P2">La clase que contiene la BDD_Spec, es la responsable del Context. Es importante entender esto y mas importante todavía, evitar la confusión con el bloque ESTABLISH que muchas veces dijimos "establece el contexto", siendo esto cierto. Pero cuando hablamos de Context/Specification el Context viene representado por el nombre de la clase y se establece (ESTABLISH) con el bloque ESTABLISH.</text:p>
      <text:p text:style-name="P2"/>
      <text:p text:style-name="P2">Ahora la única Specification de nuestra BDD_Spec:</text:p>
      <text:p text:style-name="P2"/>
      <text:p text:style-name="P14"><text:span text:style-name="T16">It</text:span><text:span text:style-name="T11"> should_return_the_misrouted_display_name = () =&gt; result.ShouldEqual(</text:span><text:span text:style-name="T16">"MISROUTED"</text:span><text:span text:style-name="T11">);</text:span></text:p>
      <text:p text:style-name="P11"/>
      <text:p text:style-name="P9"><text:span text:style-name="T7">static</text:span><text:span text:style-name="T11"> </text:span><text:span text:style-name="T7">string</text:span><text:span text:style-name="T11"> result;</text:span></text:p>
      <text:p text:style-name="P2"/>
      <text:p text:style-name="P2">Nos hemos referido a ella muchas veces como "aserción", ya que dentro del esquema AAA (Arrange-Act-Assert), se ocupa precisamente de la parte de las aserciones. Sin embargo ya hemos visto que no siempre se corresponden exactamente, ya que, aunque no es una practica demasiado común (y si empieza a ser demasiado común, deberías empezar a plantearte si no estarás tomando decisiones de diseño incorrectas), una Specification puede estar formada por varias aserciones.</text:p>
      <text:p text:style-name="P2"><text:soft-page-break/></text:p>
      <text:p text:style-name="P2">Sobre la aserción en si, ya podemos concluir que ese "display name" del que hablábamos va a ser un string.</text:p>
      <text:p text:style-name="P2"/>
      <text:p text:style-name="P2">Vamos con el bloque BECAUSE (Act):</text:p>
      <text:p text:style-name="P2"/>
      <text:p text:style-name="P14"><text:span text:style-name="T16">Because</text:span><text:span text:style-name="T11"> of = () =&gt; sut.</text:span><text:span text:style-name="T25">display_name</text:span><text:span text:style-name="T11">();</text:span></text:p>
      <text:p text:style-name="P2"/>
      <text:p text:style-name="P2">Nueva decisión de diseño. Hemos decidido que para acceder al valor "display name", proporcionaremos un método llamado, ¡oh, sorpresa!, display_name().</text:p>
      <text:p text:style-name="P2"/>
      <text:p text:style-name="P2">Por lo tanto para eliminar ese código rojo y facilitar la compilación del código, debemos añadir ese método al "Contract" IRouteStatus:</text:p>
      <text:p text:style-name="P2"/>
      <text:p text:style-name="P14"><text:span text:style-name="T7">public</text:span><text:span text:style-name="T11"> </text:span><text:span text:style-name="T7">interface</text:span><text:span text:style-name="T11"> </text:span><text:span text:style-name="T16">IRouteStatus</text:span><text:span text:style-name="T11"> : </text:span><text:span text:style-name="T16">IValueObject</text:span><text:span text:style-name="T11">&lt;</text:span><text:span text:style-name="T16">IRouteStatus</text:span><text:span text:style-name="T11">&gt;</text:span></text:p>
      <text:p text:style-name="P11">{</text:p>
      <text:p text:style-name="P9"><text:span text:style-name="T11"><text:s text:c="4"/></text:span><text:span text:style-name="T7">string</text:span><text:span text:style-name="T11"> display_name();</text:span></text:p>
      <text:p text:style-name="P11">}</text:p>
      <text:p text:style-name="P2"/>
      <text:p text:style-name="P2">Con lo que necesitaremos implementarlo en la "ClassUnderTest":</text:p>
      <text:p text:style-name="P2"/>
      <text:p text:style-name="P14"><text:span text:style-name="T7">public</text:span><text:span text:style-name="T11"> </text:span><text:span text:style-name="T7">class</text:span><text:span text:style-name="T11"> </text:span><text:span text:style-name="T21">RouteStatus</text:span><text:span text:style-name="T11"> : </text:span><text:span text:style-name="T16">IRouteStatus</text:span></text:p>
      <text:p text:style-name="P11">{</text:p>
      <text:p text:style-name="P9"><text:span text:style-name="T11"><text:s text:c="4"/></text:span><text:span text:style-name="T7">public</text:span><text:span text:style-name="T11"> </text:span><text:span text:style-name="T7">bool</text:span><text:span text:style-name="T11"> has_the_same_value_as(</text:span><text:span text:style-name="T16">IRouteStatus</text:span><text:span text:style-name="T11"> the_other_value_object)</text:span></text:p>
      <text:p text:style-name="P11"><text:s text:c="4"/>{</text:p>
      <text:p text:style-name="P9"><text:span text:style-name="T11"><text:s text:c="8"/></text:span><text:span text:style-name="T7">throw</text:span><text:span text:style-name="T11"> </text:span><text:span text:style-name="T7">new</text:span><text:span text:style-name="T11"> </text:span><text:span text:style-name="T24">NotImplementedException</text:span><text:span text:style-name="T12">();</text:span></text:p>
      <text:p text:style-name="P12"><text:s text:c="4"/>}</text:p>
      <text:p text:style-name="P12"/>
      <text:p text:style-name="P9"><text:span text:style-name="T12"><text:s text:c="4"/></text:span><text:span text:style-name="T9">public</text:span><text:span text:style-name="T12"> </text:span><text:span text:style-name="T9">string</text:span><text:span text:style-name="T12"> display_name()</text:span></text:p>
      <text:p text:style-name="P12"><text:s text:c="4"/>{</text:p>
      <text:p text:style-name="P9"><text:span text:style-name="T12"><text:s text:c="8"/></text:span><text:span text:style-name="T9">throw</text:span><text:span text:style-name="T12"> </text:span><text:span text:style-name="T9">new</text:span><text:span text:style-name="T12"> </text:span><text:span text:style-name="T24">NotImplementedException</text:span><text:span text:style-name="T12">();</text:span></text:p>
      <text:p text:style-name="P12"><text:s text:c="4"/>}</text:p>
      <text:p text:style-name="P12">}</text:p>
      <text:p text:style-name="P2"/>
      <text:p text:style-name="P2">Ya tenemos nuestro armazón listo. Podemos continuar con el bloque ESTABLISH (Arrange), donde establecemos el contexto, y aquí es donde nos encontramos con el problema. Nuestra intención es tener un constructor en RouteStatus privado. Así que por aquí no vamos bien.</text:p>
      <text:p text:style-name="P2"/>
      <text:p text:style-name="P2">Otro forma de abordar esto seria, prescindir de las extensiones developwithpassion y simplemente implementar nuestra BDD_Spec de la siguiente forma:</text:p>
      <text:p text:style-name="P2"/>
      <text:p text:style-name="P14"><text:span text:style-name="T7">public</text:span><text:span text:style-name="T11"> </text:span><text:span text:style-name="T7">class</text:span><text:span text:style-name="T11"> </text:span><text:span text:style-name="T21">when_asked_about_the_misrouted_value_v2</text:span></text:p>
      <text:p text:style-name="P11">{</text:p>
      <text:p text:style-name="P9"><text:span text:style-name="T11"><text:s text:c="4"/></text:span><text:span text:style-name="T19">Because</text:span><text:span text:style-name="T14"> of = () =&gt; result = </text:span><text:span text:style-name="T23">RouteStatus</text:span><text:span text:style-name="T14">.</text:span><text:span text:style-name="T27">MISROUTED</text:span><text:span text:style-name="T14">.display_name();</text:span></text:p>
      <text:p text:style-name="P11"/>
      <text:p text:style-name="P9"><text:span text:style-name="T11"><text:s text:c="4"/></text:span><text:span text:style-name="T16">It</text:span><text:span text:style-name="T11"> should_return_the_misrouted_display_name = () =&gt; </text:span></text:p>
      <text:p text:style-name="P9"><text:span text:style-name="T11"><text:s text:c="7"/>result.ShouldEqual(</text:span><text:span text:style-name="T16">"MISROUTED"</text:span><text:span text:style-name="T11">);</text:span></text:p>
      <text:p text:style-name="P11"/>
      <text:p text:style-name="P9"><text:span text:style-name="T11"><text:s text:c="4"/></text:span><text:span text:style-name="T7">static</text:span><text:span text:style-name="T11"> </text:span><text:span text:style-name="T7">string</text:span><text:span text:style-name="T11"> result;</text:span></text:p>
      <text:p text:style-name="P11">}</text:p>
      <text:p text:style-name="P2"/>
      <text:p text:style-name="P2">Si nos fijamos, nuestro Context/Specification NO ha cambiado, seguimos con la misma BDD_Spec:</text:p>
      <text:p text:style-name="P2"/>
      <text:p text:style-name="P16">When asked about the misrouted value</text:p>
      <text:p text:style-name="P17">» It should return the misrouted display name.</text:p>
      <text:p text:style-name="P2"/>
      <text:p text:style-name="P2">Solo que ahora seguimos una estrategia diferente, que nos va a llevar a un diseño (todo lo que hemos hecho, al final, viene motivado por o condiciona a el diseño).</text:p>
      <text:p text:style-name="P2"/>
      <text:p text:style-name="P2">Prestemos atención ahora al bloque BECAUSE y en especial al código rojo:</text:p>
      <text:p text:style-name="P2"/>
      <text:p text:style-name="P14"><text:soft-page-break/><text:span text:style-name="T16">Because</text:span><text:span text:style-name="T11"> of = () =&gt; result = </text:span><text:span text:style-name="T21">RouteStatus</text:span><text:span text:style-name="T11">.</text:span><text:span text:style-name="T25">MISROUTED</text:span><text:span text:style-name="T11">.display_name();</text:span></text:p>
      <text:p text:style-name="P2"/>
      <text:p text:style-name="P2">Claramente estamos poniendo de manifiesto que:</text:p>
      <text:p text:style-name="P2"/>
      <text:list xml:id="list29334598" text:style-name="L3">
        <text:list-item>
          <text:p text:style-name="P5">Queremos usar la clase RouteStatus sin instanciar.</text:p>
        </text:list-item>
        <text:list-item>
          <text:p text:style-name="P5">Necesitamos un campo (field) llamado MISROUTED.</text:p>
        </text:list-item>
        <text:list-item>
          <text:p text:style-name="P5">Ese campo (field), si que tiene que ser una instancia ya que podemos invocar el método display_name().</text:p>
        </text:list-item>
      </text:list>
      <text:p text:style-name="P2"/>
      <text:p text:style-name="P2">Por lo tanto, nos vamos dirigiendo poco a poco hacia el diseño que tenemos en mente. De hecho, para empezar ya hemos salvado el problema del constructor privado, ya que ahora no lo necesitamos como clientes, así que podemos usar el constructor privado.</text:p>
      <text:p text:style-name="P2"/>
      <text:p text:style-name="P2">Vamos paso a paso y sin hacer trampas.</text:p>
      <text:p text:style-name="P2"/>
      <text:p text:style-name="P2">Lo primero, como siempre, arreglar el código rojo para que al menos compile. Con esto conseguimos el objetivo:</text:p>
      <text:p text:style-name="P2"/>
      <text:p text:style-name="P8"><text:span text:style-name="T10">public</text:span><text:span text:style-name="T14"> </text:span><text:span text:style-name="T10">class</text:span><text:span text:style-name="T14"> </text:span><text:span text:style-name="T23">RouteStatus</text:span><text:span text:style-name="T14"> : </text:span><text:span text:style-name="T19">IRouteStatus</text:span></text:p>
      <text:p text:style-name="P11">{</text:p>
      <text:p text:style-name="P9"><text:span text:style-name="T11"><text:s text:c="4"/></text:span><text:span text:style-name="T7">public</text:span><text:span text:style-name="T11"> </text:span><text:span text:style-name="T7">static</text:span><text:span text:style-name="T11"> </text:span><text:span text:style-name="T7">readonly</text:span><text:span text:style-name="T11"> </text:span><text:span text:style-name="T16">IRouteStatus</text:span><text:span text:style-name="T11"> MISROUTED = </text:span><text:span text:style-name="T7">new</text:span><text:span text:style-name="T11"> </text:span><text:span text:style-name="T21">RouteStatus</text:span><text:span text:style-name="T27">("MISROUTED")</text:span><text:span text:style-name="T11">;</text:span></text:p>
      <text:p text:style-name="P11"><text:s text:c="8"/></text:p>
      <text:p text:style-name="P11"><text:s text:c="8"/></text:p>
      <text:p text:style-name="P9"><text:span text:style-name="T11"><text:s text:c="4"/></text:span><text:span text:style-name="T7">public</text:span><text:span text:style-name="T11"> </text:span><text:span text:style-name="T7">bool</text:span><text:span text:style-name="T11"> has_the_same_value_as(</text:span><text:span text:style-name="T16">IRouteStatus</text:span><text:span text:style-name="T11"> the_other_value_object)</text:span></text:p>
      <text:p text:style-name="P11"><text:s text:c="4"/>{</text:p>
      <text:p text:style-name="P9"><text:span text:style-name="T11"><text:s text:c="8"/></text:span><text:span text:style-name="T7">throw</text:span><text:span text:style-name="T11"> </text:span><text:span text:style-name="T7">new</text:span><text:span text:style-name="T11"> </text:span><text:span text:style-name="T24">NotImplementedException</text:span><text:span text:style-name="T12">();</text:span></text:p>
      <text:p text:style-name="P12"><text:s text:c="4"/>}</text:p>
      <text:p text:style-name="P12"/>
      <text:p text:style-name="P9"><text:span text:style-name="T12"><text:s text:c="4"/></text:span><text:span text:style-name="T9">public</text:span><text:span text:style-name="T12"> </text:span><text:span text:style-name="T9">string</text:span><text:span text:style-name="T12"> display_name()</text:span></text:p>
      <text:p text:style-name="P12"><text:s text:c="4"/>{</text:p>
      <text:p text:style-name="P9"><text:span text:style-name="T12"><text:s text:c="8"/></text:span><text:span text:style-name="T9">throw</text:span><text:span text:style-name="T12"> </text:span><text:span text:style-name="T9">new</text:span><text:span text:style-name="T12"> </text:span><text:span text:style-name="T24">NotImplementedException</text:span><text:span text:style-name="T12">();</text:span></text:p>
      <text:p text:style-name="P12"><text:s text:c="4"/>}</text:p>
      <text:p text:style-name="P12">}</text:p>
      <text:p text:style-name="P2"/>
      <text:p text:style-name="P2">Es decir, ahora en nuestra BDD_Spec tenemos que:</text:p>
      <text:p text:style-name="P2"/>
      <text:p text:style-name="P8"><text:span text:style-name="T19">Because</text:span><text:span text:style-name="T14"> of = () =&gt; result = </text:span><text:span text:style-name="T23">RouteStatus</text:span><text:span text:style-name="T14">.MISROUTED.display_name();</text:span></text:p>
      <text:p text:style-name="P2"/>
      <text:p text:style-name="P2">Nada de rojo. Todo correcto. Pero para corregir el bloque BECAUSE, nos hemos metido en otro problema:</text:p>
      <text:p text:style-name="P2"/>
      <text:p text:style-name="P8"><text:span text:style-name="T10">public</text:span><text:span text:style-name="T14"> </text:span><text:span text:style-name="T10">class</text:span><text:span text:style-name="T14"> </text:span><text:span text:style-name="T23">RouteStatus</text:span><text:span text:style-name="T14"> : </text:span><text:span text:style-name="T19">IRouteStatus</text:span></text:p>
      <text:p text:style-name="P11">{</text:p>
      <text:p text:style-name="P9"><text:span text:style-name="T11"><text:s text:c="4"/></text:span><text:span text:style-name="T7">public</text:span><text:span text:style-name="T11"> </text:span><text:span text:style-name="T7">static</text:span><text:span text:style-name="T11"> </text:span><text:span text:style-name="T7">readonly</text:span><text:span text:style-name="T11"> </text:span><text:span text:style-name="T16">IRouteStatus</text:span><text:span text:style-name="T11"> MISROUTED = </text:span><text:span text:style-name="T7">new</text:span><text:span text:style-name="T11"> </text:span><text:span text:style-name="T21">RouteStatus</text:span><text:span text:style-name="T27">("MISROUTED")</text:span><text:span text:style-name="T11">;</text:span></text:p>
      <text:p text:style-name="P2"/>
      <text:p text:style-name="P2">Ese código rojo que aparece ahora, en el código real no aparece como tal, sino en forma de subrayado ondulado rojo, pero la única forma que teníamos de incluirlo en el manual era con una captura de pantalla. Por esa razón manipulamos el color y hemos pasado el rojo del subrayado al propio código Sea como fuere, el código no compila, porque no existe ningún constructor para RouteStatus que admita un argumento de tipo string.</text:p>
      <text:p text:style-name="P2"/>
      <text:p text:style-name="P2">Por lo tanto para poder eliminar ese nuevo rojo debemos crear el constructor (te das cuenta de hacia donde estamos llevando esto, ¿verdad?):</text:p>
      <text:p text:style-name="P2"/>
      <text:p text:style-name="P14"><text:span text:style-name="T7">public</text:span><text:span text:style-name="T11"> </text:span><text:span text:style-name="T7">class</text:span><text:span text:style-name="T11"> </text:span><text:span text:style-name="T21">RouteStatus</text:span><text:span text:style-name="T11"> : </text:span><text:span text:style-name="T16">IRouteStatus</text:span></text:p>
      <text:p text:style-name="P11">{</text:p>
      <text:p text:style-name="P9"><text:span text:style-name="T11"><text:s text:c="4"/></text:span><text:span text:style-name="T7">public</text:span><text:span text:style-name="T11"> </text:span><text:span text:style-name="T7">static</text:span><text:span text:style-name="T11"> </text:span><text:span text:style-name="T7">readonly</text:span><text:span text:style-name="T11"> </text:span><text:span text:style-name="T16">IRouteStatus</text:span><text:span text:style-name="T11"> MISROUTED = </text:span><text:span text:style-name="T7">new</text:span><text:span text:style-name="T11"> </text:span><text:span text:style-name="T21">RouteStatus</text:span><text:span text:style-name="T11">(</text:span><text:span text:style-name="T16">"MISROUTED"</text:span><text:span text:style-name="T11">);</text:span></text:p>
      <text:p text:style-name="P11"><text:s text:c="8"/></text:p>
      <text:p text:style-name="P11"><text:s text:c="8"/></text:p>
      <text:p text:style-name="P9"><text:span text:style-name="T11"><text:s text:c="4"/></text:span><text:span text:style-name="T11">RouteStatus(</text:span><text:span text:style-name="T7">string</text:span><text:span text:style-name="T11"> the_injected_value)</text:span></text:p>
      <text:p text:style-name="P11"><text:s text:c="4"/>{</text:p>
      <text:p text:style-name="P9"><text:span text:style-name="T11"><text:s text:c="8"/></text:span><text:span text:style-name="T7">throw</text:span><text:span text:style-name="T11"> </text:span><text:span text:style-name="T7">new</text:span><text:span text:style-name="T11"> </text:span><text:span text:style-name="T24">NotImplementedException</text:span><text:span text:style-name="T12">();</text:span></text:p>
      <text:p text:style-name="P12"><text:soft-page-break/><text:s text:c="4"/>}</text:p>
      <text:p text:style-name="P12"/>
      <text:p text:style-name="P9"><text:span text:style-name="T12"><text:s text:c="4"/></text:span><text:span text:style-name="T9">public</text:span><text:span text:style-name="T12"> </text:span><text:span text:style-name="T9">bool</text:span><text:span text:style-name="T12"> has_the_same_value_as(</text:span><text:span text:style-name="T18">IRouteStatus</text:span><text:span text:style-name="T12"> the_other_value_object)</text:span></text:p>
      <text:p text:style-name="P12"><text:s text:c="4"/>{</text:p>
      <text:p text:style-name="P9"><text:span text:style-name="T12"><text:s text:c="8"/></text:span><text:span text:style-name="T9">throw</text:span><text:span text:style-name="T12"> </text:span><text:span text:style-name="T9">new</text:span><text:span text:style-name="T12"> </text:span><text:span text:style-name="T24">NotImplementedException</text:span><text:span text:style-name="T12">();</text:span></text:p>
      <text:p text:style-name="P12"><text:s text:c="4"/>}</text:p>
      <text:p text:style-name="P12"/>
      <text:p text:style-name="P9"><text:span text:style-name="T12"><text:s text:c="4"/></text:span><text:span text:style-name="T9">public</text:span><text:span text:style-name="T12"> </text:span><text:span text:style-name="T9">string</text:span><text:span text:style-name="T12"> display_name()</text:span></text:p>
      <text:p text:style-name="P12"><text:s text:c="4"/>{</text:p>
      <text:p text:style-name="P9"><text:span text:style-name="T12"><text:s text:c="8"/></text:span><text:span text:style-name="T9">throw</text:span><text:span text:style-name="T12"> </text:span><text:span text:style-name="T9">new</text:span><text:span text:style-name="T12"> </text:span><text:span text:style-name="T24">NotImplementedException</text:span><text:span text:style-name="T12">();</text:span></text:p>
      <text:p text:style-name="P12"><text:s text:c="4"/>}</text:p>
      <text:p text:style-name="P12">}</text:p>
      <text:p text:style-name="P2"/>
      <text:p text:style-name="P2">Fantástico Ya compila. Y aun por encima hemos llegado a donde queríamos</text:p>
      <text:p text:style-name="P2"/>
      <text:p text:style-name="P2">Seguimos con nuestro proceso de siempre, necesitamos correr la BDD_Spec para verla fallar por los motivos adecuados:</text:p>
      <text:p text:style-name="P2"/>
      <text:p text:style-name="P16">------ Test started: Assembly: dddsample.specs.dll ------</text:p>
      <text:p text:style-name="P18"/>
      <text:p text:style-name="P18">when asked about the misrouted value v2</text:p>
      <text:p text:style-name="P18">» should return the misrouted display name (FAIL)</text:p>
      <text:p text:style-name="P18"/>
      <text:p text:style-name="P18">Test 'should return the misrouted display name' failed:</text:p>
      <text:p text:style-name="P18"><text:tab/>System.Reflection.TargetInvocationException: Exception has been thrown by the target of an invocation. ---&gt; System.TypeInitializationException: The type initializer for 'dddsample.specs.domain.model.cargo.aggregate.RouteStatus' threw an exception. ---&gt; System.NotImplementedException: The method or operation is not implemented.</text:p>
      <text:p text:style-name="P18"/>
      <text:p text:style-name="P18">(....)</text:p>
      <text:p text:style-name="P18"/>
      <text:p text:style-name="P18"/>
      <text:p text:style-name="P18">0 passed, 1 failed, 0 skipped, took 0,62 seconds (Machine.Specifications 0.3.0).</text:p>
      <text:p text:style-name="P2"/>
      <text:p text:style-name="P2">Por el momento todo va según lo esperado.</text:p>
      <text:p text:style-name="P2"/>
      <text:p text:style-name="P2">Vamos a hacer que pase el test, para ello necesitamos que el valor inyectado a través del constructor de RouteStatus, se almacene internamente y a posteriori sea devuelto a traves del método display_name(). Es decir:</text:p>
      <text:p text:style-name="P2"/>
      <text:p text:style-name="P14"><text:span text:style-name="T7">public</text:span><text:span text:style-name="T11"> </text:span><text:span text:style-name="T7">class</text:span><text:span text:style-name="T11"> </text:span><text:span text:style-name="T21">RouteStatus</text:span><text:span text:style-name="T11"> : </text:span><text:span text:style-name="T16">IRouteStatus</text:span></text:p>
      <text:p text:style-name="P11">{</text:p>
      <text:p text:style-name="P9"><text:span text:style-name="T11"><text:s text:c="4"/></text:span><text:span text:style-name="T7">public</text:span><text:span text:style-name="T11"> </text:span><text:span text:style-name="T7">static</text:span><text:span text:style-name="T11"> </text:span><text:span text:style-name="T7">readonly</text:span><text:span text:style-name="T11"> </text:span><text:span text:style-name="T16">IRouteStatus</text:span><text:span text:style-name="T11"> MISROUTED = </text:span><text:span text:style-name="T7">new</text:span><text:span text:style-name="T11"> </text:span><text:span text:style-name="T21">RouteStatus</text:span><text:span text:style-name="T11">(</text:span><text:span text:style-name="T16">"MISROUTED"</text:span><text:span text:style-name="T11">);</text:span></text:p>
      <text:p text:style-name="P11"><text:s text:c="8"/></text:p>
      <text:p text:style-name="P11"><text:s text:c="8"/></text:p>
      <text:p text:style-name="P9"><text:span text:style-name="T11"><text:s text:c="4"/></text:span><text:span text:style-name="T7">readonly</text:span><text:span text:style-name="T11"> </text:span><text:span text:style-name="T7">string</text:span><text:span text:style-name="T11"> underlying_display_name;</text:span></text:p>
      <text:p text:style-name="P11"/>
      <text:p text:style-name="P9"><text:span text:style-name="T11"><text:s text:c="4"/>RouteStatus(</text:span><text:span text:style-name="T7">string</text:span><text:span text:style-name="T11"> the_injected_value)</text:span></text:p>
      <text:p text:style-name="P11"><text:s text:c="4"/>{</text:p>
      <text:p text:style-name="P11"><text:s text:c="8"/>underlying_display_name = the_injected_value;</text:p>
      <text:p text:style-name="P11"><text:s text:c="4"/>}</text:p>
      <text:p text:style-name="P11"/>
      <text:p text:style-name="P9"><text:span text:style-name="T11"><text:s text:c="4"/></text:span><text:span text:style-name="T7">public</text:span><text:span text:style-name="T11"> </text:span><text:span text:style-name="T7">string</text:span><text:span text:style-name="T11"> display_name()</text:span></text:p>
      <text:p text:style-name="P11"><text:s text:c="4"/>{</text:p>
      <text:p text:style-name="P9"><text:span text:style-name="T11"><text:s text:c="8"/></text:span><text:span text:style-name="T7">return</text:span><text:span text:style-name="T11"> underlying_display_name;</text:span></text:p>
      <text:p text:style-name="P11"><text:s text:c="4"/>}</text:p>
      <text:p text:style-name="P11"/>
      <text:p text:style-name="P9"><text:span text:style-name="T11"><text:s text:c="4"/></text:span><text:span text:style-name="T7">public</text:span><text:span text:style-name="T11"> </text:span><text:span text:style-name="T7">bool</text:span><text:span text:style-name="T11"> has_the_same_value_as(</text:span><text:span text:style-name="T16">IRouteStatus</text:span><text:span text:style-name="T11"> the_other_value_object)</text:span></text:p>
      <text:p text:style-name="P11"><text:s text:c="4"/>{</text:p>
      <text:p text:style-name="P9"><text:span text:style-name="T11"><text:s text:c="8"/></text:span><text:span text:style-name="T7">throw</text:span><text:span text:style-name="T11"> </text:span><text:span text:style-name="T7">new</text:span><text:span text:style-name="T11"> </text:span><text:span text:style-name="T24">NotImplementedException</text:span><text:span text:style-name="T12">();</text:span></text:p>
      <text:p text:style-name="P12"><text:s text:c="4"/>}</text:p>
      <text:p text:style-name="P12">}</text:p>
      <text:p text:style-name="P2"/>
      <text:p text:style-name="P2"><text:soft-page-break/>Probamos de nuevo:</text:p>
      <text:p text:style-name="P2"/>
      <text:p text:style-name="P16">------ Test started: Assembly: dddsample.specs.dll ------</text:p>
      <text:p text:style-name="P18"/>
      <text:p text:style-name="P18">when asked about the misrouted value v2</text:p>
      <text:p text:style-name="P18">» should return the misrouted display name</text:p>
      <text:p text:style-name="P18"/>
      <text:p text:style-name="P18"/>
      <text:p text:style-name="P18">1 passed, 0 failed, 0 skipped, took 0,44 seconds (Machine.Specifications 0.3.0).</text:p>
      <text:p text:style-name="P2"/>
      <text:p text:style-name="P2">Lo hemos conseguido. Ahora solo necesitamos borrar lo de la "v2" ya que esta es la versión que queremos.</text:p>
      <text:p text:style-name="P2"/>
      <text:p text:style-name="P2">Vamos a repetir el proceso para el siguiente valor, ya que ahora no vamos a tener los mismos errores.</text:p>
      <text:p text:style-name="P2"/>
      <text:p text:style-name="P2"><text:span text:style-name="T28">RouteStatusSpecs – When asked about the routed value</text:span>:</text:p>
      <text:p text:style-name="P2"/>
      <text:p text:style-name="P2">No debería suponer ninguna sorpresa saber esta seria la BDD_Spec:</text:p>
      <text:p text:style-name="P2"/>
      <text:p text:style-name="P16">When asked about the routed value</text:p>
      <text:p text:style-name="P18">» It should return the routed display name.</text:p>
      <text:p text:style-name="P2"/>
      <text:p text:style-name="P2">Vamos con la clase y el bloque IT:</text:p>
      <text:p text:style-name="P2"/>
      <text:p text:style-name="P14"><text:span text:style-name="T7">public</text:span><text:span text:style-name="T11"> </text:span><text:span text:style-name="T7">class</text:span><text:span text:style-name="T11"> </text:span><text:span text:style-name="T21">when_asked_about_the_routed_value</text:span></text:p>
      <text:p text:style-name="P11">{</text:p>
      <text:p text:style-name="P9"><text:span text:style-name="T11"><text:s text:c="4"/></text:span><text:span text:style-name="T16">It</text:span><text:span text:style-name="T11"> should_return_the_routed_display_name = () =&gt; result.ShouldEqual(</text:span><text:span text:style-name="T16">"ROUTED"</text:span><text:span text:style-name="T11">);</text:span></text:p>
      <text:p text:style-name="P11"/>
      <text:p text:style-name="P9"><text:span text:style-name="T11"><text:s text:c="4"/></text:span><text:span text:style-name="T7">static</text:span><text:span text:style-name="T11"> </text:span><text:span text:style-name="T7">string</text:span><text:span text:style-name="T11"> result;</text:span></text:p>
      <text:p text:style-name="P11">}</text:p>
      <text:p text:style-name="P2"/>
      <text:p text:style-name="P2">Igual que en el caso anterior solo que ahora esperamos recibir "ROUTED" en lugar de "MISROUTED".</text:p>
      <text:p text:style-name="P2"/>
      <text:p text:style-name="P2">El bloque because para completar la BDD_Spec seria este:</text:p>
      <text:p text:style-name="P2"/>
      <text:p text:style-name="P14"><text:span text:style-name="T16">Because</text:span><text:span text:style-name="T11"> of = () =&gt; result = </text:span><text:span text:style-name="T21">RouteStatus</text:span><text:span text:style-name="T11">.</text:span><text:span text:style-name="T25">ROUTED</text:span><text:span text:style-name="T11">.display_name();</text:span></text:p>
      <text:p text:style-name="P2"/>
      <text:p text:style-name="P2">Como siempre, tenemos que solucionar el código rojo para que compile. Pero esta vez necesitamos menos que en la BDD_Spec anterior, puesto que toda la infraestructura del constructor privado, etc, ya lo tenemos. Así que basta con añadir esta linea a la clase RouteStatus:</text:p>
      <text:p text:style-name="P2"/>
      <text:p text:style-name="P14"><text:span text:style-name="T7">public</text:span><text:span text:style-name="T11"> </text:span><text:span text:style-name="T7">class</text:span><text:span text:style-name="T11"> </text:span><text:span text:style-name="T21">RouteStatus</text:span><text:span text:style-name="T11"> : </text:span><text:span text:style-name="T16">IRouteStatus</text:span></text:p>
      <text:p text:style-name="P11">{</text:p>
      <text:p text:style-name="P9"><text:span text:style-name="T11"><text:s text:c="4"/></text:span><text:span text:style-name="T7">public</text:span><text:span text:style-name="T11"> </text:span><text:span text:style-name="T7">static</text:span><text:span text:style-name="T11"> </text:span><text:span text:style-name="T7">readonly</text:span><text:span text:style-name="T11"> </text:span><text:span text:style-name="T16">IRouteStatus</text:span><text:span text:style-name="T11"> ROUTED = </text:span><text:span text:style-name="T7">new</text:span><text:span text:style-name="T11"> </text:span><text:span text:style-name="T21">RouteStatus</text:span><text:span text:style-name="T11">(</text:span><text:span text:style-name="T16">"ROUTED"</text:span><text:span text:style-name="T11">);</text:span></text:p>
      <text:p text:style-name="P9"><text:span text:style-name="T11"><text:s text:c="4"/></text:span><text:span text:style-name="T7">public</text:span><text:span text:style-name="T11"> </text:span><text:span text:style-name="T7">static</text:span><text:span text:style-name="T11"> </text:span><text:span text:style-name="T7">readonly</text:span><text:span text:style-name="T11"> </text:span><text:span text:style-name="T16">IRouteStatus</text:span><text:span text:style-name="T11"> MISROUTED = </text:span><text:span text:style-name="T7">new</text:span><text:span text:style-name="T11"> </text:span><text:span text:style-name="T21">RouteStatus</text:span><text:span text:style-name="T11">(</text:span><text:span text:style-name="T16">"MISROUTED"</text:span><text:span text:style-name="T11">);</text:span></text:p>
      <text:p text:style-name="P11"><text:s text:c="4"/></text:p>
      <text:p text:style-name="P2"/>
      <text:p text:style-name="P2">Ya podemos ejecutar la BDD_Spec, esperando nuestro fallo:</text:p>
      <text:p text:style-name="P2"/>
      <text:p text:style-name="P16">------ Test started: Assembly: dddsample.specs.dll ------</text:p>
      <text:p text:style-name="P18"/>
      <text:p text:style-name="P18">when asked about the routed value</text:p>
      <text:p text:style-name="P18">» should return the routed display name</text:p>
      <text:p text:style-name="P18"/>
      <text:p text:style-name="P18"/>
      <text:p text:style-name="P18">1 passed, 0 failed, 0 skipped, took 0,45 seconds (Machine.Specifications 0.3.0).</text:p>
      <text:p text:style-name="P2"/>
      <text:p text:style-name="P2">Pues no hay fallo...</text:p>
      <text:p text:style-name="P2"/>
      <text:p text:style-name="P2">Tenemos bastante claro que no es un falso positivo, pero necesitamos alguna prueba un <text:soft-page-break/>poco mas contundente que nuestra intuición así que, VAMOS A HACER FALLAR EL TEST.</text:p>
      <text:p text:style-name="P2"/>
      <text:p text:style-name="P2">Para ello, cambiamos esto que teníamos en nuestro bloque IT:</text:p>
      <text:p text:style-name="P2"/>
      <text:p text:style-name="P15"><text:span text:style-name="T16">It</text:span><text:span text:style-name="T11"> should_return_the_routed_display_name = () =&gt; result.ShouldEqual(</text:span><text:span text:style-name="T16">"ROUTED"</text:span><text:span text:style-name="T11">);</text:span></text:p>
      <text:p text:style-name="P2"/>
      <text:p text:style-name="P2">por esto otro:</text:p>
      <text:p text:style-name="P2"/>
      <text:p text:style-name="P15"><text:span text:style-name="T16">It</text:span><text:span text:style-name="T11"> should_return_the_routed_display_name = () =&gt; result.ShouldEqual(</text:span><text:span text:style-name="T16">"Hello"</text:span><text:span text:style-name="T11">);</text:span></text:p>
      <text:p text:style-name="P2"/>
      <text:p text:style-name="P2">y ejecutamos la BDD_Spec:</text:p>
      <text:p text:style-name="P2"/>
      <text:p text:style-name="P16">------ Test started: Assembly: dddsample.specs.dll ------</text:p>
      <text:p text:style-name="P18"/>
      <text:p text:style-name="P18">when asked about the routed value</text:p>
      <text:p text:style-name="P18">» should return the routed display name (FAIL)</text:p>
      <text:p text:style-name="P18"/>
      <text:p text:style-name="P18">Test 'should return the routed display name' failed:</text:p>
      <text:p text:style-name="P18"><text:tab/>Machine.Specifications.SpecificationException: Should equal "Hello" but is "ROUTED"</text:p>
      <text:p text:style-name="P18"><text:tab/>at Machine.Specifications.ShouldExtensionMethods.ShouldEqual[T](T actual, T expected)</text:p>
      <text:p text:style-name="P18"><text:tab/>domain\model\cargo.aggregate\RouteStatusSpecs.cs(23,0): at dddsample.specs.domain.model.cargo.aggregate.when_asked_about_the_routed_value.&lt;.ctor&gt;b__1()</text:p>
      <text:p text:style-name="P18"><text:tab/>at Machine.Specifications.Model.Specification.InvokeSpecificationField()</text:p>
      <text:p text:style-name="P18"><text:tab/>at Machine.Specifications.Model.Specification.Verify()</text:p>
      <text:p text:style-name="P18"/>
      <text:p text:style-name="P18">0 passed, 1 failed, 0 skipped, took 0,61 seconds (Machine.Specifications 0.3.0).</text:p>
      <text:p text:style-name="P2"/>
      <text:p text:style-name="P2">Justo lo que esperábamos:</text:p>
      <text:p text:style-name="P2"/>
      <text:p text:style-name="P17">Should equal "Hello" but is "ROUTED"</text:p>
      <text:p text:style-name="P2"/>
      <text:p text:style-name="P2">Por lo tanto nuestro código esta bien. Así que podemos recuperar el estado original de nuestra BDD_Spec:</text:p>
      <text:p text:style-name="P2"/>
      <text:p text:style-name="P14"><text:span text:style-name="T7">public</text:span><text:span text:style-name="T11"> </text:span><text:span text:style-name="T7">class</text:span><text:span text:style-name="T11"> </text:span><text:span text:style-name="T21">when_asked_about_the_routed_value</text:span></text:p>
      <text:p text:style-name="P11">{</text:p>
      <text:p text:style-name="P9"><text:span text:style-name="T11"><text:s text:c="4"/></text:span><text:span text:style-name="T16">Because</text:span><text:span text:style-name="T11"> of = () =&gt; result = </text:span><text:span text:style-name="T21">RouteStatus</text:span><text:span text:style-name="T11">.ROUTED.display_name();</text:span></text:p>
      <text:p text:style-name="P11"/>
      <text:p text:style-name="P9"><text:span text:style-name="T11"><text:s text:c="4"/></text:span><text:span text:style-name="T16">It</text:span><text:span text:style-name="T11"> should_return_the_routed_display_name = () =&gt; result.ShouldEqual(</text:span><text:span text:style-name="T16">"ROUTED"</text:span><text:span text:style-name="T11">);</text:span></text:p>
      <text:p text:style-name="P11"/>
      <text:p text:style-name="P9"><text:span text:style-name="T11"><text:s text:c="4"/></text:span><text:span text:style-name="T7">static</text:span><text:span text:style-name="T11"> </text:span><text:span text:style-name="T7">string</text:span><text:span text:style-name="T11"> result;</text:span></text:p>
      <text:p text:style-name="P11">}</text:p>
      <text:p text:style-name="P2"/>
      <text:p text:style-name="P2">Y volver a ejecutar la BDD_Spec:</text:p>
      <text:p text:style-name="P2"/>
      <text:p text:style-name="P16">1 passed, 0 failed, 0 skipped, took 0,65 seconds (Machine.Specifications 0.3.0).</text:p>
      <text:p text:style-name="P2"/>
      <text:p text:style-name="P2">Mejor imposible.</text:p>
      <text:p text:style-name="P2"/>
      <text:p text:style-name="P2"><text:span text:style-name="T28">RouteStatusSpecs – When asked about the not routed value</text:span>:</text:p>
      <text:p text:style-name="P2"/>
      <text:p text:style-name="P2">El proceso para añadir "NOT_ROUTED" es exactamente el mismo que hemos utilizado en la BDD_Spec anterior para añadir "ROUTED", por lo tanto no nos vamos a repetir. Si quieres puedes consultarlo en el código fuente.</text:p>
      <text:p text:style-name="P2"/>
      <text:p text:style-name="P2">Dejamos la definición de la BDD_Spec:</text:p>
      <text:p text:style-name="P2"/>
      <text:p text:style-name="P16">When asked about the not routed value</text:p>
      <text:p text:style-name="P17">» It should return the not routed display name.</text:p>
      <text:p text:style-name="P2"/>
      <text:p text:style-name="P2"><text:span text:style-name="T28">RouteStatusSpecs – When comparing two equal route status</text:span>:</text:p>
      <text:p text:style-name="P2"/>
      <text:p text:style-name="P2">Vamos ahora con esta BDD_Spec:</text:p>
      <text:p text:style-name="P2"><text:soft-page-break/></text:p>
      <text:p text:style-name="P16">When comparing two equal route status</text:p>
      <text:p text:style-name="P18">» It should confirm that both have the same value.</text:p>
      <text:p text:style-name="P2"/>
      <text:p text:style-name="P2">Con ella esperamos empezar a definir el comportamiento que debe tener la igualdad cuando hablamos de cualquier DDD_Value_Object.</text:p>
      <text:p text:style-name="P2"/>
      <text:p text:style-name="P2">La implementación es muy sencillita, así que la mostramos ya completa:</text:p>
      <text:p text:style-name="P2"/>
      <text:p text:style-name="P14"><text:span text:style-name="T7">public</text:span><text:span text:style-name="T11"> </text:span><text:span text:style-name="T7">class</text:span><text:span text:style-name="T11"> </text:span><text:span text:style-name="T21">when_comparing_two_equal_route_status</text:span></text:p>
      <text:p text:style-name="P11">{</text:p>
      <text:p text:style-name="P9"><text:span text:style-name="T11"><text:s text:c="4"/></text:span><text:span text:style-name="T16">Because</text:span><text:span text:style-name="T11"> of = () =&gt; </text:span></text:p>
      <text:p text:style-name="P9"><text:span text:style-name="T11"><text:s text:c="7"/>result = </text:span><text:span text:style-name="T21">RouteStatus</text:span><text:span text:style-name="T11">.MISROUTED.has_the_same_value_as(</text:span><text:span text:style-name="T21">RouteStatus</text:span><text:span text:style-name="T11">.MISROUTED);</text:span></text:p>
      <text:p text:style-name="P11"/>
      <text:p text:style-name="P9"><text:span text:style-name="T11"><text:s text:c="4"/></text:span><text:span text:style-name="T16">It</text:span><text:span text:style-name="T11"> should_confirm_that_both_have_the_same_value = () =&gt; result.ShouldBeTrue();</text:span></text:p>
      <text:p text:style-name="P11"><text:s text:c="4"/></text:p>
      <text:p text:style-name="P9"><text:span text:style-name="T7"><text:s text:c="4"/>static</text:span><text:span text:style-name="T11"> </text:span><text:span text:style-name="T7">bool</text:span><text:span text:style-name="T11"> result;</text:span></text:p>
      <text:p text:style-name="P11">}</text:p>
      <text:p text:style-name="P2"/>
      <text:p text:style-name="P2">Podemos destacar que en el bloque BECAUSE hemos escogido el valor MISROUTED para probar la igualdad, pero podríamos haber escogido cualquiera de los otros dos:</text:p>
      <text:p text:style-name="P2"/>
      <text:list xml:id="list29332453" text:style-name="L4">
        <text:list-item>
          <text:p text:style-name="P6">ROUTED.</text:p>
        </text:list-item>
        <text:list-item>
          <text:p text:style-name="P6">NOT_ROUTED.</text:p>
        </text:list-item>
      </text:list>
      <text:p text:style-name="P2"/>
      <text:p text:style-name="P2">Ejecutamos la BDD_Spec esperando nuestro fallo por no estar implementado:</text:p>
      <text:p text:style-name="P2"/>
      <text:p text:style-name="P16">------ Test started: Assembly: dddsample.specs.dll ------</text:p>
      <text:p text:style-name="P18"/>
      <text:p text:style-name="P18">when comparing two equal route status</text:p>
      <text:p text:style-name="P18">» should confirm that both have the same value (FAIL)</text:p>
      <text:p text:style-name="P18"/>
      <text:p text:style-name="P18">Test 'should confirm that both have the same value' failed:</text:p>
      <text:p text:style-name="P18"><text:tab/>System.Reflection.TargetInvocationException: Exception has been thrown by the target of an invocation. ---&gt; System.NotImplementedException: The method or operation is not implemented.</text:p>
      <text:p text:style-name="P18"/>
      <text:p text:style-name="P18">(....)</text:p>
      <text:p text:style-name="P18"/>
      <text:p text:style-name="P18"/>
      <text:p text:style-name="P18">0 passed, 1 failed, 0 skipped, took 0,70 seconds (Machine.Specifications 0.3.0).</text:p>
      <text:p text:style-name="P2"/>
      <text:p text:style-name="P2">Tal y como deseábamos</text:p>
      <text:p text:style-name="P2"/>
      <text:p text:style-name="P2">Ahora tenemos que implementar la funcionalidad de has_the_same_value_as().</text:p>
      <text:p text:style-name="P2"/>
      <text:p text:style-name="P2">Lo único que necesitamos hacer es comparar los valores de ambos "display_names", tal que así:</text:p>
      <text:p text:style-name="P2"/>
      <text:p text:style-name="P8"><text:span text:style-name="T10">public</text:span><text:span text:style-name="T14"> </text:span><text:span text:style-name="T10">bool</text:span><text:span text:style-name="T14"> has_the_same_value_as(</text:span><text:span text:style-name="T19">IRouteStatus</text:span><text:span text:style-name="T14"> the_other_route_status)</text:span></text:p>
      <text:p text:style-name="P11">{</text:p>
      <text:p text:style-name="P9"><text:span text:style-name="T11"><text:s text:c="4"/></text:span><text:span text:style-name="T7">return</text:span><text:span text:style-name="T11"> underlying_display_name.Equals(the_other_route_status.display_name());</text:span></text:p>
      <text:p text:style-name="P11">}</text:p>
      <text:p text:style-name="P2"/>
      <text:p text:style-name="P2">Con eso debería bastar. De todas formas es interesante ver como usamos Equals() en lugar de nuestros has_the_same_value_as() o has_the_same_identity_as(). La razón es que estamos tratando con strings y no con un tipo definido por nosotros:</text:p>
      <text:p text:style-name="P2"/>
      <text:p text:style-name="P8"><text:span text:style-name="T10">readonly</text:span><text:span text:style-name="T14"> </text:span><text:span text:style-name="T10">string</text:span><text:span text:style-name="T14"> underlying_display_name;</text:span></text:p>
      <text:p text:style-name="P2"/>
      <text:p text:style-name="P2">En caso de haber sido un tipo definido por nosotros, con total seguridad hubiésemos utilizado has_the_same_value_as() o has_the_same_identity_as(), el que estuviese disponible dependiendo del contexto.</text:p>
      <text:p text:style-name="P2"><text:soft-page-break/></text:p>
      <text:p text:style-name="P2">Comprobamos:</text:p>
      <text:p text:style-name="P2"/>
      <text:p text:style-name="P16">------ Test started: Assembly: dddsample.specs.dll ------</text:p>
      <text:p text:style-name="P18"/>
      <text:p text:style-name="P18">when comparing two equal route status</text:p>
      <text:p text:style-name="P18">» should confirm that both have the same value</text:p>
      <text:p text:style-name="P18"/>
      <text:p text:style-name="P18"/>
      <text:p text:style-name="P18">1 passed, 0 failed, 0 skipped, took 0,70 seconds (Machine.Specifications 0.3.0).</text:p>
      <text:p text:style-name="P2"/>
      <text:p text:style-name="P2"/>
      <text:p text:style-name="P2"><text:span text:style-name="T28">RouteStatusSpecs – When comparing two different route status</text:span>:</text:p>
      <text:p text:style-name="P2"/>
      <text:p text:style-name="P2">Esta BDD_Spec seria la complementaria a la anterior (que seria la del "Happy Day Scenario"). Aquí va la definición:</text:p>
      <text:p text:style-name="P2"/>
      <text:p text:style-name="P16">When comparing two different route status</text:p>
      <text:p text:style-name="P18">» It should confirm they have different value.</text:p>
      <text:p text:style-name="P2"/>
      <text:p text:style-name="P2">Para la implementación solo necesitamos escoger dos de los valores que puede tomar RouteStatus. En este caso nos hemos decantado por los que no usamos en la BDD_Spec anterior.</text:p>
      <text:p text:style-name="P2"/>
      <text:p text:style-name="P2">Por lo tanto, el código es el siguiente:</text:p>
      <text:p text:style-name="P2"/>
      <text:p text:style-name="P14"><text:span text:style-name="T7">public</text:span><text:span text:style-name="T11"> </text:span><text:span text:style-name="T7">class</text:span><text:span text:style-name="T11"> </text:span><text:span text:style-name="T21">when_comparing_two_different_route_status</text:span></text:p>
      <text:p text:style-name="P11">{</text:p>
      <text:p text:style-name="P9"><text:span text:style-name="T11"><text:s text:c="4"/></text:span><text:span text:style-name="T16">Because</text:span><text:span text:style-name="T11"> of = () =&gt; </text:span></text:p>
      <text:p text:style-name="P9"><text:span text:style-name="T11"><text:s text:c="7"/>result = </text:span><text:span text:style-name="T21">RouteStatus</text:span><text:span text:style-name="T11">.ROUTED.has_the_same_value_as(</text:span><text:span text:style-name="T21">RouteStatus</text:span><text:span text:style-name="T11">.NOT_ROUTED);</text:span></text:p>
      <text:p text:style-name="P11"/>
      <text:p text:style-name="P9"><text:span text:style-name="T11"><text:s text:c="4"/></text:span><text:span text:style-name="T16">It</text:span><text:span text:style-name="T11"> should_confirm_they_have_different_value = () =&gt; result.ShouldBeFalse();</text:span></text:p>
      <text:p text:style-name="P11"/>
      <text:p text:style-name="P9"><text:span text:style-name="T11"><text:s text:c="4"/></text:span><text:span text:style-name="T7">static</text:span><text:span text:style-name="T11"> </text:span><text:span text:style-name="T7">bool</text:span><text:span text:style-name="T11"> result;</text:span></text:p>
      <text:p text:style-name="P11">}</text:p>
      <text:p text:style-name="P2"/>
      <text:p text:style-name="P2">Que no debería sorprendernos, va a pasar el test directamente:</text:p>
      <text:p text:style-name="P2"/>
      <text:p text:style-name="P16">------ Test started: Assembly: dddsample.specs.dll ------</text:p>
      <text:p text:style-name="P18"/>
      <text:p text:style-name="P18">when comparing two different route status</text:p>
      <text:p text:style-name="P18">» should confirm they have different value</text:p>
      <text:p text:style-name="P18"/>
      <text:p text:style-name="P18"/>
      <text:p text:style-name="P18">1 passed, 0 failed, 0 skipped, took 0,41 seconds (Machine.Specifications 0.3.0).</text:p>
      <text:p text:style-name="P2"/>
      <text:p text:style-name="P2">Si quieres, puedes hacerlo fallar primero, asertando justo lo opuesto de lo que esperas, para comprobar que este no es un falso positivo.</text:p>
      <text:p text:style-name="P2"/>
      <text:p text:style-name="P2"><text:span text:style-name="T28">RouteStatusSpecs – Conclusiones</text:span>:</text:p>
      <text:p text:style-name="P2"/>
      <text:p text:style-name="P2">Con las tres primeras BDD_Specs, lo que hicimos fue probar de manera indirecta que existía el RouteStatus concreto que estábamos testando. En total hicimos tres BDD_Specs al respecto, por lo tanto tenemos tres valores distintos para RouteStatus.</text:p>
      <text:p text:style-name="P2"/>
      <text:p text:style-name="P7"><text:span text:style-name="T5">Cuando te encuentres en una situación en la que no puedas testar lo que te gustaría de forma directa, primero evalúa si no estas metiendo la pata con el diseño, y si, efectivamente, estas diseñando correctamente, entonces busca alguna forma indirecta para testar lo que quieres. Aun así, la mayor parte de las veces, suele tratarse de un error de diseño.</text:span></text:p>
      <text:p text:style-name="P2"/>
      <text:p text:style-name="P2">De forma directa testamos el "display_name", como es evidente.</text:p>
      <text:p text:style-name="P2"/>
      <text:p text:style-name="P2"><text:soft-page-break/>Con las dos ultimas BDD_Specs aseguramos que nuestros RouteStatus se pueden considerar propiamente DDD_Value_Objects.</text:p>
      <text:p text:style-name="P2"/>
      <text:p text:style-name="P2">Por si acaso se nos quedo algo por el camino, aquí tienes la clase completa:</text:p>
      <text:p text:style-name="P2"/>
      <text:p text:style-name="P14"><text:span text:style-name="T7">namespace</text:span><text:span text:style-name="T11"> dddsample.domain.model.cargo.aggregate</text:span></text:p>
      <text:p text:style-name="P11">{</text:p>
      <text:p text:style-name="P9"><text:span text:style-name="T11"><text:s text:c="4"/></text:span><text:span text:style-name="T7">public</text:span><text:span text:style-name="T11"> </text:span><text:span text:style-name="T7">class</text:span><text:span text:style-name="T11"> </text:span><text:span text:style-name="T21">RouteStatus</text:span><text:span text:style-name="T11"> : </text:span><text:span text:style-name="T16">IRouteStatus</text:span></text:p>
      <text:p text:style-name="P11"><text:s text:c="4"/>{</text:p>
      <text:p text:style-name="P9"><text:span text:style-name="T11"><text:s text:c="8"/></text:span><text:span text:style-name="T7">public</text:span><text:span text:style-name="T11"> </text:span><text:span text:style-name="T7">static</text:span><text:span text:style-name="T11"> </text:span><text:span text:style-name="T7">readonly</text:span><text:span text:style-name="T11"> </text:span><text:span text:style-name="T16">IRouteStatus</text:span><text:span text:style-name="T11"> ROUTED = </text:span><text:span text:style-name="T7">new</text:span><text:span text:style-name="T11"> </text:span><text:span text:style-name="T21">RouteStatus</text:span><text:span text:style-name="T11">(</text:span><text:span text:style-name="T16">"ROUTED"</text:span><text:span text:style-name="T11">);</text:span></text:p>
      <text:p text:style-name="P9"><text:span text:style-name="T11"><text:s text:c="8"/></text:span><text:span text:style-name="T7">public</text:span><text:span text:style-name="T11"> </text:span><text:span text:style-name="T7">static</text:span><text:span text:style-name="T11"> </text:span><text:span text:style-name="T7">readonly</text:span><text:span text:style-name="T11"> </text:span><text:span text:style-name="T16">IRouteStatus</text:span><text:span text:style-name="T11"> NOT_ROUTED = </text:span><text:span text:style-name="T7">new</text:span><text:span text:style-name="T11"> </text:span><text:span text:style-name="T21">RouteStatus</text:span><text:span text:style-name="T11">(</text:span><text:span text:style-name="T16">"NOT_ROUTED"</text:span><text:span text:style-name="T11">);</text:span></text:p>
      <text:p text:style-name="P9"><text:span text:style-name="T11"><text:s text:c="8"/></text:span><text:span text:style-name="T7">public</text:span><text:span text:style-name="T11"> </text:span><text:span text:style-name="T7">static</text:span><text:span text:style-name="T11"> </text:span><text:span text:style-name="T7">readonly</text:span><text:span text:style-name="T11"> </text:span><text:span text:style-name="T16">IRouteStatus</text:span><text:span text:style-name="T11"> MISROUTED = </text:span><text:span text:style-name="T7">new</text:span><text:span text:style-name="T11"> </text:span><text:span text:style-name="T21">RouteStatus</text:span><text:span text:style-name="T11">(</text:span><text:span text:style-name="T16">"MISROUTED"</text:span><text:span text:style-name="T11">);</text:span></text:p>
      <text:p text:style-name="P11"><text:s text:c="8"/></text:p>
      <text:p text:style-name="P11"><text:s text:c="8"/></text:p>
      <text:p text:style-name="P9"><text:span text:style-name="T11"><text:s text:c="8"/></text:span><text:span text:style-name="T7">readonly</text:span><text:span text:style-name="T11"> </text:span><text:span text:style-name="T7">string</text:span><text:span text:style-name="T11"> underlying_display_name;</text:span></text:p>
      <text:p text:style-name="P11"/>
      <text:p text:style-name="P9"><text:span text:style-name="T11"><text:s text:c="8"/>RouteStatus(</text:span><text:span text:style-name="T7">string</text:span><text:span text:style-name="T11"> the_injected_value)</text:span></text:p>
      <text:p text:style-name="P11"><text:s text:c="8"/>{</text:p>
      <text:p text:style-name="P11"><text:s text:c="12"/>underlying_display_name = the_injected_value;</text:p>
      <text:p text:style-name="P11"><text:s text:c="8"/>}</text:p>
      <text:p text:style-name="P11"/>
      <text:p text:style-name="P9"><text:span text:style-name="T11"><text:s text:c="8"/></text:span><text:span text:style-name="T7">public</text:span><text:span text:style-name="T11"> </text:span><text:span text:style-name="T7">string</text:span><text:span text:style-name="T11"> display_name()</text:span></text:p>
      <text:p text:style-name="P11"><text:s text:c="8"/>{</text:p>
      <text:p text:style-name="P9"><text:span text:style-name="T11"><text:s text:c="12"/></text:span><text:span text:style-name="T7">return</text:span><text:span text:style-name="T11"> underlying_display_name;</text:span></text:p>
      <text:p text:style-name="P11"><text:s text:c="8"/>}</text:p>
      <text:p text:style-name="P11"/>
      <text:p text:style-name="P9"><text:span text:style-name="T11"><text:s text:c="8"/></text:span><text:span text:style-name="T7">public</text:span><text:span text:style-name="T11"> </text:span><text:span text:style-name="T7">bool</text:span><text:span text:style-name="T11"> has_the_same_value_as(</text:span><text:span text:style-name="T16">IRouteStatus</text:span><text:span text:style-name="T11"> the_other_route_status)</text:span></text:p>
      <text:p text:style-name="P11"><text:s text:c="8"/>{</text:p>
      <text:p text:style-name="P9"><text:span text:style-name="T11"><text:s text:c="12"/></text:span><text:span text:style-name="T7">return</text:span><text:span text:style-name="T11"> underlying_display_name</text:span></text:p>
      <text:p text:style-name="P11"><text:s text:c="22"/>.Equals(the_other_route_status.display_name());</text:p>
      <text:p text:style-name="P11"><text:s text:c="8"/>}</text:p>
      <text:p text:style-name="P11"><text:s text:c="4"/>}</text:p>
      <text:p text:style-name="P11">}</text:p>
      <text:p text:style-name="P2"/>
      <text:p text:style-name="P2"><text:span text:style-name="T28">RouteStatusSpecs – Una ultima mejora a posteriori</text:span>:</text:p>
      <text:p text:style-name="P2"/>
      <text:p text:style-name="P2">Al vernos en la obligación de desarrollar el DDD_Value_Object TransportStatus, objeto equivalente al DDD_Value_Object RouteStatus, nos hemos dado cuenta de que hemos empezado a repetir código</text:p>
      <text:p text:style-name="P2"/>
      <text:p text:style-name="P2">Comparemos ITransportStatus con IRouteStatus:</text:p>
      <text:p text:style-name="P2"/>
      <text:p text:style-name="P14"><text:span text:style-name="T7">public</text:span><text:span text:style-name="T11"> </text:span><text:span text:style-name="T7">interface</text:span><text:span text:style-name="T11"> </text:span><text:span text:style-name="T16">ITransportStatus</text:span><text:span text:style-name="T11"> : </text:span><text:span text:style-name="T16">IValueObject</text:span><text:span text:style-name="T11">&lt;</text:span><text:span text:style-name="T16">ITransportStatus</text:span><text:span text:style-name="T11">&gt;</text:span></text:p>
      <text:p text:style-name="P11">{</text:p>
      <text:p text:style-name="P9"><text:span text:style-name="T11"><text:s text:c="4"/></text:span><text:span text:style-name="T7">string</text:span><text:span text:style-name="T11"> display_name();</text:span></text:p>
      <text:p text:style-name="P11">}</text:p>
      <text:p text:style-name="P11"/>
      <text:p text:style-name="P11"><text:span text:style-name="T6">public</text:span> <text:span text:style-name="T6">interface</text:span> <text:span text:style-name="T15">IRouteStatus</text:span> : <text:span text:style-name="T15">IValueObject</text:span>&lt;<text:span text:style-name="T15">IRouteStatus</text:span>&gt;</text:p>
      <text:p text:style-name="P11">{</text:p>
      <text:p text:style-name="P9"><text:span text:style-name="T11"><text:s text:c="4"/></text:span><text:span text:style-name="T7">string</text:span><text:span text:style-name="T11"> display_name();</text:span></text:p>
      <text:p text:style-name="P11">}</text:p>
      <text:p text:style-name="P2"/>
      <text:p text:style-name="P2">La semejanza no solo es en nombre sino en intención, ya que display_name() representa exactamente el mismo concepto en ambos casos, sin ningún matiz que los diferencie. Por lo tanto hemos decidido que el método display_name() debería tener su propia interface llamada IEnumeration. Hay que tener en cuenta que es precisamente el concepto de enumeración el que estamos tratando de simular con clases e interfaces como alternativa al uso de enums.</text:p>
      <text:p text:style-name="P2"/>
      <text:p text:style-name="P2">Por lo tanto, esta sera la definición y la cadena de implementaciones entre las distintas interfaces.</text:p>
      <text:p text:style-name="P2"/>
      <text:p text:style-name="P2"><text:soft-page-break/>Empezamos por IEnumeration:</text:p>
      <text:p text:style-name="P2"/>
      <text:p text:style-name="P10"><text:span text:style-name="T6">namespace</text:span> dddsample.domain.shared</text:p>
      <text:p text:style-name="P11">{</text:p>
      <text:p text:style-name="P9"><text:span text:style-name="T11"><text:s text:c="4"/></text:span><text:span text:style-name="T7">public</text:span><text:span text:style-name="T11"> </text:span><text:span text:style-name="T7">interface</text:span><text:span text:style-name="T11"> </text:span><text:span text:style-name="T16">IEnumeration</text:span></text:p>
      <text:p text:style-name="P11"><text:s text:c="4"/>{</text:p>
      <text:p text:style-name="P9"><text:span text:style-name="T11"><text:s text:c="8"/></text:span><text:span text:style-name="T7">string</text:span><text:span text:style-name="T11"> display_name();</text:span></text:p>
      <text:p text:style-name="P11"><text:s text:c="4"/>}</text:p>
      <text:p text:style-name="P11">}</text:p>
      <text:p text:style-name="P2"/>
      <text:p text:style-name="P2">En este caso cobra una especial relevancia el namespace al que pertenece, ya que, implica que consideramos que se trata de una interface que puede ser implementada por cualquier DDD_Aggregate. De ahí que la situemos en dddample.domain.shared.</text:p>
      <text:p text:style-name="P2"/>
      <text:p text:style-name="P2">Seguimos con IRouteStatus e ITransportStatus:</text:p>
      <text:p text:style-name="P2"/>
      <text:p text:style-name="P13"><text:span text:style-name="T10">public</text:span><text:span text:style-name="T14"> </text:span><text:span text:style-name="T10">interface</text:span><text:span text:style-name="T14"> </text:span><text:span text:style-name="T19">ITransportStatus</text:span><text:span text:style-name="T14"> : </text:span><text:span text:style-name="T19">IValueObject</text:span><text:span text:style-name="T14">&lt;</text:span><text:span text:style-name="T19">ITransportStatus</text:span><text:span text:style-name="T14">&gt;, </text:span><text:span text:style-name="T19">IEnumeration</text:span><text:span text:style-name="T11"> {}</text:span></text:p>
      <text:p text:style-name="P11"/>
      <text:p text:style-name="P11"><text:span text:style-name="T6">public</text:span> <text:span text:style-name="T6">interface</text:span> <text:span text:style-name="T15">IRouteStatus</text:span> : <text:span text:style-name="T15">IValueObject</text:span>&lt;<text:span text:style-name="T15">IRouteStatus</text:span>&gt;, <text:span text:style-name="T15">IEnumeration</text:span> {}</text:p>
      <text:p text:style-name="P2"/>
      <text:p text:style-name="P2">Es importante señalar como estas dos interfaces se encargan no solo de canalizar la implementación de IEnumeration, sino que ademas siguen teniendo su antigua responsabilidad de definir tanto a ITransportStatus como a IRouteStatus como DDD_Value_Objects. Ambas pertenecen a:</text:p>
      <text:p text:style-name="P2"/>
      <text:p text:style-name="P14"><text:span text:style-name="T7">namespace</text:span><text:span text:style-name="T11"> dddsample.domain.model.cargo.aggregate</text:span></text:p>
      <text:p text:style-name="P2"/>
      <text:p text:style-name="P2">Finalmente vemos como las clases que implementan a ambas, no cambian:</text:p>
      <text:p text:style-name="P2"/>
      <text:p text:style-name="P13"><text:span text:style-name="T10">public</text:span><text:span text:style-name="T14"> </text:span><text:span text:style-name="T10">class</text:span><text:span text:style-name="T14"> </text:span><text:span text:style-name="T23">TransportStatus</text:span><text:span text:style-name="T14"> : </text:span><text:span text:style-name="T19">ITransportStatus</text:span><text:span text:style-name="T11"> { (....) } <text:s text:c="3"/></text:span></text:p>
      <text:p text:style-name="P11"/>
      <text:p text:style-name="P11"><text:span text:style-name="T6">public</text:span> <text:span text:style-name="T6">class</text:span> <text:span text:style-name="T20">RouteStatus</text:span> : <text:span text:style-name="T15">IRouteStatus</text:span> { (....) }</text:p>
      <text:p text:style-name="P2"/>
      <text:p text:style-name="P2">Si ejecutamos la suite de BDD_Specs, observaremos que no hemos roto nada:</text:p>
      <text:p text:style-name="P2"/>
      <text:p text:style-name="P16">217 passed, 0 failed, 0 skipped, took 2,70 seconds (Machine.Specifications 0.3.0).</text:p>
      <text:p text:style-name="P2"/>
      <text:p text:style-name="P2">Hay que destacar que este tipo de cambios menores en pos de un mejor sistema, se producen de forma habitual. Al final, tal y como hemos recalcado hasta la saciedad, todo es DISEÑO.</text:p>
      <text:p text:style-name="P2"/>
      <text:p text:style-name="P2">FIN</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Consolas" svg:font-family="Consolas"/>
    <style:font-face style:name="OpenSymbol" svg:font-family="OpenSymbol"/>
    <style:font-face style:name="Tahoma1" svg:font-family="Tahoma"/>
    <style:font-face style:name="Envy Code R VS" svg:font-family="'Envy Code R V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text-properties style:font-name="Envy Code R VS" fo:font-size="10pt" style:font-size-asian="10pt" style:font-size-complex="10p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T38H42M22S</meta:editing-duration>
    <meta:editing-cycles>50</meta:editing-cycles>
    <meta:generator>OpenOffice.org/3.2$Win32 OpenOffice.org_project/320m18$Build-9502</meta:generator>
    <dc:date>2010-08-02T09:36:56.01</dc:date>
    <meta:document-statistic meta:table-count="0" meta:image-count="0" meta:object-count="0" meta:page-count="11" meta:paragraph-count="359" meta:word-count="2998" meta:character-count="22354"/>
    <meta:user-defined meta:name="Info 1"/>
    <meta:user-defined meta:name="Info 2"/>
    <meta:user-defined meta:name="Info 3"/>
    <meta:user-defined meta:name="Info 4"/>
  </office:meta>
</office:document-meta>
</file>